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Brief History – Benue State University</text:p>
      <text:p text:style-name="Normal"/>
      <text:p text:style-name="Normal">Benue State University was established by the Benue State Government with the enactment of the Benue State University Edict No. 1 of 1991. The University took off in the 1992/93 academic year with four faculties, namely, Arts, Education, Science and Social Sciences. Two Faculties, Law and Management Sciences came on stream in the 1993/94 academic year with Faculty of Enviromental Sciences in the 2014/2015 academic session.</text:p>
      <text:p text:style-name="Normal">Click Here to Read More…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2347030829081</meta:initial-creator>
    <dc:creator>2347030829081</dc:creator>
    <meta:creation-date>2022-04-27T16:27:00Z</meta:creation-date>
    <dc:date>2022-04-27T16:27:00Z</dc:date>
    <meta:template xlink:href="Normal.dotm" xlink:type="simple"/>
    <meta:editing-cycles>2</meta:editing-cycles>
    <meta:editing-duration>PT0S</meta:editing-duration>
    <meta:document-statistic meta:page-count="1" meta:paragraph-count="1" meta:word-count="73" meta:character-count="491" meta:row-count="3" meta:non-whitespace-character-count="419"/>
  </office:meta>
</office:document-meta>
</file>